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45cm" fo:min-width="1.626cm"/>
    </style:style>
    <style:style style:name="gr2" style:family="graphic" style:parent-style-name="standard">
      <style:graphic-properties draw:textarea-horizontal-align="justify" draw:textarea-vertical-align="middle" draw:auto-grow-height="false" fo:min-height="0.45cm" fo:min-width="1.628cm"/>
    </style:style>
    <style:style style:name="gr3" style:family="graphic" style:parent-style-name="standard">
      <style:graphic-properties draw:textarea-horizontal-align="justify" draw:textarea-vertical-align="middle" draw:auto-grow-height="false" fo:min-height="0.448cm" fo:min-width="1.626cm"/>
    </style:style>
    <style:style style:name="gr4" style:family="graphic" style:parent-style-name="standard">
      <style:graphic-properties draw:textarea-horizontal-align="justify" draw:textarea-vertical-align="middle" draw:auto-grow-height="false" fo:min-height="0.449cm" fo:min-width="1.625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384cm" fo:min-width="0.867cm"/>
    </style:style>
    <style:style style:name="gr7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textarea-horizontal-align="justify" draw:textarea-vertical-align="middle" draw:auto-grow-height="false" fo:min-height="1.383cm" fo:min-width="0.86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3cm" fo:min-width="3.587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449cm" fo:min-width="1.62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3cm" fo:min-width="0.97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4cm" fo:min-width="0.97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5cm" fo:min-width="0.97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5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4cm" fo:min-width="0.97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3cm" fo:min-width="0.974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7cm" fo:min-width="0.93cm"/>
      <style:paragraph-properties style:writing-mode="lr-tb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draw:fill="none" fo:min-height="2.06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2cm" fo:min-width="0.58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2cm" fo:min-width="0.58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1cm" fo:min-width="0.58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cm" fo:min-width="0.58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921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7cm"/>
      <style:paragraph-properties style:writing-mode="lr-tb"/>
    </style:style>
    <style:style style:name="gr2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loext:graphic-properties draw:fill="none"/>
      <style:paragraph-properties fo:text-align="center"/>
      <style:text-properties fo:language="en" fo:country="GB"/>
    </style:style>
    <style:style style:name="P3" style:family="paragraph">
      <style:paragraph-properties fo:text-align="center" style:writing-mode="lr-tb"/>
      <style:text-properties fo:font-size="18pt"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1" style:family="paragraph">
      <loext:graphic-properties draw:fill-color="#ffffff"/>
      <style:paragraph-properties style:writing-mode="lr-tb"/>
    </style:style>
    <style:style style:name="T1" style:family="text">
      <style:text-properties fo:font-size="18pt" fo:language="en" fo:country="GB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2.126cm" svg:height="0.7cm" svg:x="9.434cm" svg:y="1.8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2.128cm" svg:height="0.7cm" svg:x="15.526cm" svg:y="1.8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2.126cm" svg:height="0.698cm" svg:x="9.434cm" svg:y="6.8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2.126cm" svg:height="0.698cm" svg:x="15.654cm" svg:y="6.8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2.125cm" svg:height="0.699cm" draw:transform="rotate (1.5707963267949) translate (13.327cm 5.7cm)">
          <text:p/>
          <draw:enhanced-geometry svg:viewBox="0 0 21600 21600" draw:type="rectangle" draw:enhanced-path="M 0 0 L 21600 0 21600 21600 0 21600 0 0 Z N"/>
        </draw:custom-shape>
        <draw:connector draw:style-name="gr5" draw:text-style-name="P1" xml:id="id11" draw:id="id11" draw:layer="layout" draw:line-skew="-0.8cm" svg:x1="9.434cm" svg:y1="2.223cm" svg:x2="7.334cm" svg:y2="3.576cm" draw:start-shape="id1" draw:start-glue-point="3" svg:d="M9434 2223h-2100v1353" svg:viewBox="0 0 2101 1354">
          <text:p/>
        </draw:connector>
        <draw:connector draw:style-name="gr5" draw:text-style-name="P1" xml:id="id12" draw:id="id12" draw:layer="layout" draw:line-skew="-0.8cm" svg:x1="7.334cm" svg:y1="5.916cm" svg:x2="9.434cm" svg:y2="7.173cm" draw:end-shape="id2" draw:end-glue-point="3" svg:d="M7334 5916v1257h2100" svg:viewBox="0 0 2101 1258">
          <text:p/>
        </draw:connector>
        <draw:connector draw:style-name="gr5" draw:text-style-name="P1" draw:layer="layout" draw:line-skew="0.453cm" svg:x1="19.346cm" svg:y1="10.765cm" svg:x2="13.665cm" svg:y2="11.446cm" draw:end-shape="id3" draw:end-glue-point="6" svg:d="M19346 10765v1635h-5681v-954" svg:viewBox="0 0 5682 1636">
          <text:p/>
        </draw:connector>
        <draw:connector draw:style-name="gr5" draw:text-style-name="P1" draw:layer="layout" svg:x1="11.56cm" svg:y1="7.173cm" svg:x2="15.654cm" svg:y2="7.173cm" draw:start-shape="id2" draw:start-glue-point="1" draw:end-shape="id4" draw:end-glue-point="3" svg:d="M11560 7173h4094" svg:viewBox="0 0 4095 1">
          <text:p/>
        </draw:connector>
        <draw:connector draw:style-name="gr5" draw:text-style-name="P1" draw:layer="layout" svg:x1="13.676cm" svg:y1="5.7cm" svg:x2="15.654cm" svg:y2="7.173cm" draw:start-shape="id5" draw:start-glue-point="3" draw:end-shape="id4" draw:end-glue-point="3" svg:d="M13676 5700v1473h1978" svg:viewBox="0 0 1979 1474">
          <text:p/>
        </draw:connector>
        <draw:connector draw:style-name="gr5" draw:text-style-name="P1" draw:layer="layout" svg:x1="15.526cm" svg:y1="2.223cm" svg:x2="13.676cm" svg:y2="3.575cm" draw:start-shape="id6" draw:start-glue-point="3" draw:end-shape="id5" draw:end-glue-point="1" svg:d="M15526 2223h-1850v1352" svg:viewBox="0 0 1851 1353">
          <text:p/>
        </draw:connector>
        <draw:g xml:id="id8" draw:id="id8">
          <draw:custom-shape draw:style-name="gr6" draw:text-style-name="P1" draw:layer="layout" svg:width="2.733cm" svg:height="3.266cm" svg:x="18.067cm" svg:y="3.05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7" draw:text-style-name="P2" draw:layer="layout" svg:x1="19.43cm" svg:y1="4.002cm" svg:x2="19.43cm" svg:y2="5.608cm">
            <text:p/>
          </draw:line>
        </draw:g>
        <draw:custom-shape draw:style-name="gr8" draw:text-style-name="P3" xml:id="id3" draw:id="id3" draw:layer="layout" svg:width="2.732cm" svg:height="3.265cm" svg:x="12.299cm" svg:y="8.181cm">
          <text:p text:style-name="P3"><text:span text:style-name="T1">+</text:span></text:p>
          <text:p text:style-name="P3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4" draw:layer="layout" svg:width="4.087cm" svg:height="1.413cm" svg:x="14.102cm" svg:y="10.358cm">
          <draw:text-box>
            <text:p><text:span text:style-name="T2">V</text:span><text:span text:style-name="T3">d</text:span><text:span text:style-name="T2"> = K</text:span><text:span text:style-name="T3">d</text:span><text:span text:style-name="T2"> I</text:span><text:span text:style-name="T3">d</text:span><text:span text:style-name="T1"> </text:span></text:p>
          </draw:text-box>
        </draw:frame>
        <draw:connector draw:style-name="gr5" draw:text-style-name="P5" draw:layer="layout" svg:x1="11.56cm" svg:y1="7.173cm" svg:x2="13.665cm" svg:y2="8.181cm" draw:start-shape="id2" draw:start-glue-point="1" draw:end-shape="id3" draw:end-glue-point="4" svg:d="M11560 7173h2105v1008" svg:viewBox="0 0 2106 1009">
          <text:p/>
        </draw:connector>
        <draw:connector draw:style-name="gr5" draw:text-style-name="P5" draw:layer="layout" svg:x1="11.56cm" svg:y1="2.223cm" svg:x2="13.676cm" svg:y2="3.575cm" draw:start-shape="id1" draw:start-glue-point="1" draw:end-shape="id5" draw:end-glue-point="1" svg:d="M11560 2223h2116v1352" svg:viewBox="0 0 2117 1353">
          <text:p/>
        </draw:connector>
        <draw:connector draw:style-name="gr5" draw:text-style-name="P5" draw:layer="layout" draw:line-skew="0.9cm" svg:x1="17.78cm" svg:y1="7.173cm" svg:x2="19.22cm" svg:y2="7.21cm" draw:start-shape="id4" draw:start-glue-point="1" draw:end-shape="id7" draw:end-glue-point="6" svg:d="M17780 7173h1620v37h-180" svg:viewBox="0 0 1621 38">
          <text:p/>
        </draw:connector>
        <draw:connector draw:style-name="gr5" draw:text-style-name="P5" draw:layer="layout" svg:x1="17.654cm" svg:y1="2.223cm" svg:x2="19.433cm" svg:y2="3.054cm" draw:start-shape="id6" draw:start-glue-point="1" draw:end-shape="id8" draw:end-glue-point="0" svg:d="M17654 2223h1779v831" svg:viewBox="0 0 1780 832">
          <text:p/>
        </draw:connector>
        <draw:connector draw:style-name="gr5" draw:text-style-name="P5" draw:layer="layout" draw:line-skew="-0.487cm" svg:x1="19.433cm" svg:y1="6.32cm" svg:x2="19.346cm" svg:y2="8.572cm" draw:start-shape="id8" draw:start-glue-point="2" svg:d="M19433 6320v890h-87v1362" svg:viewBox="0 0 88 2253">
          <text:p/>
        </draw:connector>
        <draw:custom-shape draw:style-name="gr10" draw:text-style-name="P1" xml:id="id9" draw:id="id9" draw:layer="layout" svg:width="2.126cm" svg:height="0.699cm" svg:x="9.432cm" svg:y="12.0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0" draw:id="id10" draw:layer="layout" svg:width="2.125cm" svg:height="0.699cm" draw:transform="rotate (1.5707963267949) translate (6.979cm 10.778cm)">
          <text:p/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11.558cm" svg:y1="12.377cm" svg:x2="13.665cm" svg:y2="11.446cm" draw:start-shape="id9" draw:start-glue-point="1" draw:end-shape="id3" draw:end-glue-point="6" svg:d="M11558 12377h2107v-931" svg:viewBox="0 0 2108 932">
          <text:p/>
        </draw:connector>
        <draw:connector draw:style-name="gr5" draw:text-style-name="P5" draw:layer="layout" svg:x1="7.328cm" svg:y1="8.653cm" svg:x2="9.434cm" svg:y2="7.173cm" draw:start-shape="id10" draw:start-glue-point="1" draw:end-shape="id2" draw:end-glue-point="3" svg:d="M7328 8653v-1480h2106" svg:viewBox="0 0 2107 1481">
          <text:p/>
        </draw:connector>
        <draw:connector draw:style-name="gr5" draw:text-style-name="P5" draw:layer="layout" svg:x1="7.328cm" svg:y1="10.778cm" svg:x2="9.432cm" svg:y2="12.377cm" draw:start-shape="id10" draw:start-glue-point="3" draw:end-shape="id9" draw:end-glue-point="3" svg:d="M7328 10778v1599h2104" svg:viewBox="0 0 2105 1600">
          <text:p/>
        </draw:connector>
        <draw:frame draw:style-name="gr11" draw:text-style-name="P6" draw:layer="layout" svg:width="1.475cm" svg:height="1.413cm" svg:x="9.899cm" svg:y="2.573cm">
          <draw:text-box>
            <text:p>R<text:span text:style-name="T4">1</text:span></text:p>
          </draw:text-box>
        </draw:frame>
        <draw:frame draw:style-name="gr12" draw:text-style-name="P6" draw:layer="layout" svg:width="1.476cm" svg:height="1.414cm" svg:x="9.87cm" svg:y="12.727cm">
          <draw:text-box>
            <text:p>R<text:span text:style-name="T4">7</text:span></text:p>
          </draw:text-box>
        </draw:frame>
        <draw:frame draw:style-name="gr13" draw:text-style-name="P6" draw:layer="layout" svg:width="1.475cm" svg:height="1.415cm" svg:x="16.052cm" svg:y="7.522cm">
          <draw:text-box>
            <text:p>R<text:span text:style-name="T4">5</text:span></text:p>
          </draw:text-box>
        </draw:frame>
        <draw:frame draw:style-name="gr14" draw:text-style-name="P6" draw:layer="layout" svg:width="1.476cm" svg:height="1.415cm" svg:x="9.81cm" svg:y="7.522cm">
          <draw:text-box>
            <text:p>R<text:span text:style-name="T4">4</text:span></text:p>
          </draw:text-box>
        </draw:frame>
        <draw:frame draw:style-name="gr15" draw:text-style-name="P6" draw:layer="layout" svg:width="1.475cm" svg:height="1.414cm" svg:x="13.823cm" svg:y="4.118cm">
          <draw:text-box>
            <text:p>R<text:span text:style-name="T4">3</text:span></text:p>
          </draw:text-box>
        </draw:frame>
        <draw:frame draw:style-name="gr16" draw:text-style-name="P6" draw:layer="layout" svg:width="1.474cm" svg:height="1.413cm" svg:x="15.933cm" svg:y="2.573cm">
          <draw:text-box>
            <text:p>R<text:span text:style-name="T4">2</text:span></text:p>
          </draw:text-box>
        </draw:frame>
        <draw:custom-shape draw:style-name="gr17" draw:text-style-name="P5" draw:layer="layout" svg:width="0.296cm" svg:height="0.327cm" svg:x="13.506cm" svg:y="7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xml:id="id7" draw:id="id7" draw:layer="layout" svg:width="0.297cm" svg:height="0.328cm" svg:x="19.22cm" svg:y="7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298cm" svg:height="0.328cm" svg:x="13.507cm" svg:y="12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298cm" svg:height="0.329cm" svg:x="13.507cm" svg:y="2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298cm" svg:height="0.328cm" svg:x="7.159cm" svg:y="7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6" draw:layer="layout" svg:width="1.43cm" svg:height="3.22cm" svg:x="12.016cm" svg:y="3.095cm">
          <draw:text-box>
            <text:p>+</text:p>
            <text:p>V<text:span text:style-name="T4">b</text:span></text:p>
            <text:p>-</text:p>
          </draw:text-box>
        </draw:frame>
        <draw:line draw:style-name="gr19" draw:text-style-name="P7" draw:layer="layout" svg:x1="8.147cm" svg:y1="8.652cm" svg:x2="8.147cm" svg:y2="11.048cm">
          <text:p/>
        </draw:line>
        <draw:frame draw:style-name="gr20" draw:text-style-name="P8" draw:layer="layout" svg:width="2.331cm" svg:height="2.316cm" svg:x="8.333cm" svg:y="8.969cm">
          <draw:text-box>
            <text:p><text:span text:style-name="T2">I</text:span><text:span text:style-name="T3">d</text:span></text:p>
          </draw:text-box>
        </draw:frame>
        <draw:frame draw:style-name="gr21" draw:text-style-name="P6" draw:layer="layout" svg:width="1.083cm" svg:height="1.222cm" svg:x="6.948cm" svg:y="1cm">
          <draw:text-box>
            <text:p>1</text:p>
          </draw:text-box>
        </draw:frame>
        <draw:frame draw:style-name="gr22" draw:text-style-name="P6" draw:layer="layout" svg:width="1.081cm" svg:height="1.222cm" svg:x="13.043cm" svg:y="1cm">
          <draw:text-box>
            <text:p>2</text:p>
          </draw:text-box>
        </draw:frame>
        <draw:frame draw:style-name="gr21" draw:text-style-name="P6" draw:layer="layout" svg:width="1.083cm" svg:height="1.222cm" svg:x="18.754cm" svg:y="1cm">
          <draw:text-box>
            <text:p>3</text:p>
          </draw:text-box>
        </draw:frame>
        <draw:frame draw:style-name="gr23" draw:text-style-name="P6" draw:layer="layout" svg:width="1.082cm" svg:height="1.221cm" svg:x="13.677cm" svg:y="6.078cm">
          <draw:text-box>
            <text:p>5</text:p>
          </draw:text-box>
        </draw:frame>
        <draw:frame draw:style-name="gr24" draw:text-style-name="P6" draw:layer="layout" svg:width="1.083cm" svg:height="1.22cm" svg:x="6.948cm" svg:y="12.428cm">
          <draw:text-box>
            <text:p>7</text:p>
          </draw:text-box>
        </draw:frame>
        <draw:frame draw:style-name="gr21" draw:text-style-name="P6" draw:layer="layout" svg:width="1.083cm" svg:height="1.222cm" svg:x="19.391cm" svg:y="6.585cm">
          <draw:text-box>
            <text:p>6</text:p>
          </draw:text-box>
        </draw:frame>
        <draw:frame draw:style-name="gr25" draw:text-style-name="P6" draw:layer="layout" svg:width="1.46cm" svg:height="1.171cm" svg:x="13.099cm" svg:y="12.484cm">
          <draw:text-box>
            <text:p>8</text:p>
          </draw:text-box>
        </draw:frame>
        <draw:connector draw:style-name="gr5" draw:text-style-name="P5" draw:layer="layout" svg:x1="7.334cm" svg:y1="3.576cm" svg:x2="7.334cm" svg:y2="5.916cm" draw:start-shape="id11" draw:start-glue-point="3" draw:end-shape="id12" draw:end-glue-point="2" svg:d="M7334 3576v2340" svg:viewBox="0 0 1 2341">
          <text:p/>
        </draw:connector>
        <draw:frame draw:style-name="gr26" draw:text-style-name="P10" draw:layer="layout" svg:width="1.2cm" svg:height="1.825cm" svg:x="19cm" svg:y="9.2cm">
          <draw:text-box>
            <text:p text:style-name="P9"><text:span text:style-name="T2">V</text:span><text:span text:style-name="T3">x</text:span></text:p>
          </draw:text-box>
        </draw:frame>
        <draw:frame draw:style-name="gr27" draw:text-style-name="P6" draw:layer="layout" svg:width="0.4cm" svg:height="0.962cm" svg:x="18.6cm" svg:y="8.4cm">
          <draw:text-box>
            <text:p>+</text:p>
          </draw:text-box>
        </draw:frame>
        <draw:frame draw:style-name="gr28" draw:text-style-name="P6" draw:layer="layout" svg:width="0.8cm" svg:height="1.197cm" svg:x="18.6cm" svg:y="9.8cm">
          <draw:text-box>
            <text:p>-</text:p>
          </draw:text-box>
        </draw:frame>
        <presentation:notes draw:style-name="dp2">
          <draw:page-thumbnail draw:style-name="gr29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4T17:38:58.282352340</meta:creation-date>
    <dc:date>2021-04-05T01:20:23.075393516</dc:date>
    <meta:editing-duration>PT7H54M32S</meta:editing-duration>
    <meta:editing-cycles>6</meta:editing-cycles>
    <meta:generator>LibreOffice/6.4.6.2$Linux_X86_64 LibreOffice_project/40$Build-2</meta:generator>
    <meta:document-statistic meta:object-count="74"/>
  </office:meta>
</office:document-meta>
</file>